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Times" fo:font-size="12.0pt" fo:background-color="#e0e0e0"/>
    </style:style>
    <style:style style:name="P8" style:family="paragraph" style:parent-style-name="Standard">
      <style:paragraph-properties fo:margin-bottom="0.1667in"/>
      <style:text-properties style:font-name="LiSong Pro Light" fo:font-size="12.0pt" fo:background-color="#e0e0e0"/>
    </style:style>
    <style:style style:name="T1" style:family="text">
      <style:text-properties fo:color="#052726"/>
    </style:style>
    <style:style style:name="T2" style:family="text">
      <style:text-properties style:font-name="Apple SD Gothic Neo"/>
    </style:style>
    <style:style style:name="T3" style:family="text">
      <style:text-properties fo:color="#032726"/>
    </style:style>
    <style:style style:name="T4" style:family="text">
      <style:text-properties style:font-name="LiSong Pro Light"/>
    </style:style>
    <style:style style:name="T5"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老羊   |  2019.07.09 06:18   |   <text:a xlink:type="simple" xlink:href="http://palinfo.habago.org/Entry?Command=Information_PrintForum&amp;iPage=1#FORUM37649"><text:span text:style-name="T1">#</text:span></text:a></text:p>
      <text:p text:style-name="P3">補充一下。自館長表示自己健康狀況不良之後，練喻軒在臉書上提出以下五點；第一點已經是給館長鋪了紅地毯、撒滿了玫瑰花瓣的台階下了，可是還有很多覺醒勇敢的台灣青年們說是練龜縮了，沒種了。 <text:line-break/><text:line-break/>我真的只能呵呵。 <text:line-break/><text:line-break/>*************************************************** <text:line-break/><text:line-break/>得知館長身體不適和可能會遭遇的一些問題，所以做出以下方案希望進行協商， <text:line-break/>一：練喻軒與館長比賽仍為三分鐘，拳擊規則，練喻軒只進行防禦技術不能還手，否則算輸，如果館長三分鐘內不能ko練喻軒，館長自己決定比賽結果； <text:line-break/>二：練喻軒週一開始繼續辦理入台證件，萬一出現問題會及時公佈相應證據，並商議邀請館長及其團隊到任何雙方可以去到的國家進行交流，練喻軒方負責全部開銷花費，可簽署協議情況下立即支付； <text:line-break/>三：交流無論在哪都希望公開，包含任意媒體記者電視台和民眾前來參觀，不做任何商業售票行為； <text:line-break/>四：希望大家給予雙方理解，不要再為此去互相辱罵影響兩岸同胞感情，大陸同胞大度一些，我們需要寬容，努力得到被認可和尊重而不是恐嚇式的辱罵自己同胞 <text:line-break/>五：此次就是一場交流，雙方僅代表個人，不要再任何政治升級，也希望媒體不要再大肆渲染 <text:line-break/><text:line-break/>在得到具體簽證信息之前，不再做任何回應，希望大家給予理解和耐心等待，我們對館長是絕對的尊重和佩服 </text:p>
      <text:p text:style-name="P2">陳真   |  2019.07.09 02:04   |   <text:a xlink:type="simple" xlink:href="http://palinfo.habago.org/Entry?Command=Information_PrintForum&amp;iPage=1#FORUM37648"><text:span text:style-name="T1">#</text:span></text:a></text:p>
      <text:p text:style-name="P4">卡韓政變 (111)：呼籲館長勇敢應戰！ <text:line-break/><text:line-break/>陳真 2019. 07. 09. <text:line-break/><text:line-break/><text:line-break/>我真是越寫越低俗了，沒辦法，大家忍著點，畢竟台灣事千奇百怪。 <text:line-break/><text:line-break/>12年前剛回台時，我不知道誰是郭台銘。但是很奇怪，報紙經常提到此人，一會兒說他跟哪個女明星如何如何，一會兒又討論他的舞姿如何曼妙，好像他的一言一行都很重要似的。在這小島上，你就算非常非常不想知道某些人事物，也幾乎是不可能。 <text:line-break/><text:line-break/>大約幾個月前，我又如雷貫耳聽到什麼館長館長館長，幾乎每天照三餐都有他的新聞，全是腦殘內容，毫無營養可言。 <text:line-break/><text:line-break/>頭一次聽到什麼館長，是聽護士提起，我一頭霧水，於是談話無疾而終，因為我根本不知道什麼館長。我還反問 "是什麼單位"？一開始以為是在講醫院裏的哪個單位的主管。 <text:line-break/><text:line-break/>這樣一個絲毫看不出任何關注價值的人，卻是這島上的王似的，據說有幾萬或幾十萬的追隨者，儼然台灣之光。各家媒體更是每天照三餐報導他的一言一行，動輒幹你中國的娘，操你中國的媽，解放軍有種馬上給我打過來...蠢話傻話一堆，囂張跋扈耀武揚威。最近更是每天謾罵羞辱韓國瑜，言行相當沒品。 <text:line-break/><text:line-break/>我不是第一天才剛出社會，一聽就知道是個商人，頂多前面多加幾個字 "肌肉發達的" 商人，努力向主流表態，賺點政治財，但卻越來越囂張，動輒武力吆喝，好像會打架很厲害似的。 <text:line-break/><text:line-break/>我生平只打過一次架，然後就被幼兒園給提早畢業了，前後只念不到半年的幼兒園。原因是這樣：我上學坐爸爸的機車，放學就搭娃娃車回家，採自由座方式，有空位就坐。幼兒園裏有個穿長統襪的男同學。在我那年代，有錢人才會穿長統襪，所以我不爽他已經很久了。他每次上娃娃車，不但自己找座位坐，而且還會先多搶佔身邊一兩個座位，讓給那些他喜歡的女同學坐。 <text:line-break/><text:line-break/>有一天，一個小兒麻痺的同學看到有座位想坐下，那個穿長統襪的竟然用力把他推開，不准他坐。於是他又找另一側的座位坐，想不到穿長統襪的居然馬上把腳伸出來，霸佔那個座位，還是不准他坐。 <text:line-break/><text:line-break/>我在旁邊看到了這一幕，不知哪來的憤怒，於是就朝他鼻子給了他一拳，立即流了很多鼻血，血流如注，嚇壞園方。後來，聽說對方家長也出面了，我沒什麼記憶，只知道爸媽怕我又惹事，於是就讓我提早 "畢業"。 <text:line-break/><text:line-break/>這是我生平打過唯一的一次架。正確地說，不是打架，而是打人。 <text:line-break/><text:line-break/>上小學之後，因為受李小龍影響，想練拳腳功夫，後來決定練鐵沙掌。我跟我大哥各騎一輛腳踏車，從安平海邊沙灘運回了好幾箱沙子，我還往裏頭添加許多小石子，每天戳沙苦練。 <text:line-break/><text:line-break/>後來有一天，我哥說：等你練好了鐵沙掌，手掌就變粗了，這樣你以後怎麼當醫生給病人開刀？我一聽，覺得很有道理，於是我的武學之路就此中斷。但是，我的武學思想卻持續受到李小龍的影響而大幅提昇。 <text:line-break/><text:line-break/>周星馳說他對李小龍其人其思知之甚詳，研究得很透徹。我很好奇，難道世界上還會有比我更了解李小龍的人？李小龍也是念哲學。我讀過他很多書，包括他自己寫的截拳道，英文的，李小龍口述，由他的美國太太記錄。 <text:line-break/><text:line-break/>李小龍對於武學的想法，跟維根斯坦的思想非常接近 (我寫過不少相關文章，可惜現在都找不到了)，基本精神幾乎可以說一模一樣。毫無疑問，李小龍一定也很喜歡維根斯坦。 <text:line-break/><text:line-break/>之所以講這些，我只是想說：像什麼館長那樣一種動輒打打殺殺的囂張氣燄，究竟是哪一點吸引人，我還真不明白。就算是打架本身，應該也不是癡肥粗壯就能打吧？李小龍身高比我高兩公分，體重還少了我 6公斤，只有館長體重的一半。可是，若真要打架，我看二十個館長也打不過一個李小龍。 <text:line-break/><text:line-break/>最近大陸有拳賽高手看不慣館長的囂張，發出挑戰書。我原本很期待我已鼓吹多年的 "哈巴狗盃兩岸統獨擂台賽" 終於可以實現！！想不到剛才有人傳一個影片給我，頓時令我心碎，請看： <text:line-break/><text:line-break/>https://bit.ly/30oio9c <text:line-break/><text:line-break/>館長竟然不打了！天啊！不是說有多厲害嗎？怎麼可以怯戰呢？兩岸前途就看這一場生死戰了不是嗎？館長說，他血脂超標，不能打架。但我做為一個醫生，老實說，這種藉口是完全不成立的，血脂跟比武有啥關係？在此呼籲：館長勇敢應戰！ <text:line-break/><text:line-break/>=================== <text:line-break/>婷婷看世界 <text:line-break/><text:line-break/>2019年7月6日 <text:line-break/><text:line-break/>【避戰？ 中國搏擊散打冠軍約戰臺灣囂張網紅館長，出現最奇葩的避戰理由！館長：體檢證明我身體不好】 <text:line-break/><text:line-break/>名為陳之漢的臺灣網紅館長最近在網絡上很是高調，囂張跋扈大放厥詞，不僅嘴巴說話罵罵咧咧粗言穢語，而且還自吹自擂稱自己是什麽格鬥三冠王，而且至今保持全勝戰績，還侮辱大陸搏擊拳手。 <text:line-break/><text:line-break/>終於，有人看不慣館長的囂張，站出來挑戰陳之漢，他就是全國搏擊冠軍練喻軒，接著全國散打冠軍李玄武也宣布約戰陳之漢！ <text:line-break/><text:line-break/>提起練喻軒，很多人對他並不熟悉，因為國內的四大平臺似乎很少見到他的比賽，但實際上練喻軒從不高調，職業戰績也相當出眾，曾獲得WBC亞洲拳擊冠軍、WBC國際泰拳冠軍和倫披尼泰拳冠軍等多項殊榮。 <text:line-break/><text:line-break/>中國全能型搏擊天才練喻軒和全國散打冠軍、一拳一腿第一人“神獸”李玄武都在叫板網紅館長陳之漢，因為館長口氣太大，侮辱大陸搏擊拳手，說了很多大放厥詞的話，自己本身實戰能力未知，卻招攬一大批忠實粉絲和弟子，儼然一副大師模樣，練喻軒和玄武都渴望教訓一番這個大師，滅滅他的囂張氣焰，順便檢驗一下他的真實搏擊能力。 <text:line-break/><text:line-break/>隔空叫陣引起了大量海峽兩岸億萬的網民關注，可惜的是，最奇葩的避戰理由出爐了，這位40歲的館長、搏擊大師、健身教練竟然拿出了自己的體檢報告來做擋箭牌，簡直讓人無語。 <text:line-break/><text:line-break/>我們可以看到，陳之漢在最新的直播當中戴著耳麥，然後拿著幾張體檢報告，比比劃劃，還說：“哎呀，我這個甘油三酯超標，總膽固醇也不正常，還有幾項不達標。我這個身體狀況實在是差啊，身體也有不少傷病。” 基本上就是這個意思，拿體檢報告說事，還真不如說你有心臟病呢。 <text:line-break/><text:line-break/>其實避戰的理由很多，這位可愛至極的網紅館長竟然說自己高血脂，我不禁要問，40歲的男人，整天大魚大肉、胡吃海喝，你不高血脂就不正常，這也算是不打比賽的理由？ <text:line-break/><text:line-break/>很多企業單位也每年進行體檢，高血脂的人太多了，其實真的不算什麽，太高的話，吃藥治療；不太高的話，調整飲食即可。面對陳之漢奇葩避戰理由，練喻軒和玄武都無語了，練喻軒甚至表示：我要不也去體檢一下？您看，這是多麽大的諷刺。 <text:line-break/><text:line-break/>陳之漢直言自己年紀已大，若練喻軒要前來挑戰的話，就讓自己的100號弟子前來迎戰，可沒想到這位館長這麽慫。此言下之意，練喻軒要去臺灣挑戰，最起碼要過了自己100號弟子的關，這要打到猴年馬月？看來練喻軒此次打假之行恐怕難以成為現實啊。 <text:line-break/><text:line-break/>實際上，這位臺灣的網紅館長不過只是個愛耍嘴炮之人，如果真要遇到職業搏擊選手，恐怕也只有被捶的份，有一身肌肉不代表是最能打的，捆在身上用不出來也是沒用的。 <text:line-break/><text:line-break/>看來這位網紅館長也充其量就是個網紅了，勇氣方面還趕不上大陸一些假大師呢，有的假大師自己認為很牛叉，還真敢登臺，陳之漢看來勇氣欠佳，但是腦子還是很聰明，知道自己不行，千方百計找理由，只是這個理由找得有些奇葩。 <text:line-break/><text:line-break/>我認為，不論是練喻軒還是玄武，打陳之漢，不需要3分鐘，甚至1分鐘之內就出現KO場面。這也是陳之漢不敢交手的根本原因，他不希望苦心經營的4個拳館倒閉。 <text:line-break/><text:line-break/>好吧，網紅館長看來也只是個耍嘴炮的紙老虎了，玄武和練喻軒這樣的真材實料冠軍，也就別穿新鞋踩gou shi了，他不值得你們去打。</text:p>
      <text:p text:style-name="P2">陳真   |  2019.07.08 20:45   |   <text:a xlink:type="simple" xlink:href="http://palinfo.habago.org/Entry?Command=Information_PrintForum&amp;iPage=1#FORUM37647"><text:span text:style-name="T1">#</text:span></text:a></text:p>
      <text:p text:style-name="P3">卡韓政變 (110)： 基本的鑑賞能力決定社會發展的良莠 <text:line-break/><text:line-break/>陳真 2019. 07. 08. <text:line-break/><text:line-break/><text:line-break/>謝謝若沫，我不清楚你所提的事情。不過，韓粉老是被貶低成一群好像什麼低能的無腦生物，我也很無奈。 <text:line-break/><text:line-break/>我常說，巴勒網很像一種婚友聯誼社；因為，判斷政治人事物，其實就跟結婚交友沒兩樣；什麼樣的人誠實可靠勤奮重感情，什麼樣的人寡情薄義偷雞摸狗投機取巧，什麼樣的事物是對或錯、有害或有益，評價方式是一樣的。 <text:line-break/><text:line-break/>有錢就任性的郭董，一個多月前從 "朋友" 名單上 "開除" 了楊秋興，還命令他 "最近先不要來找我"，並且說楊秋興這個 "朋友" 已經是一種過去式，不再是朋友了。我們一般不會這樣公開羞辱一個朋友。而且，你要知道，楊秋興對於郭董可是一往情深，百般吹捧與歌頌，把郭董講成世界偉人、台灣的救星，講成世界級的大慈善家。 <text:line-break/><text:line-break/>就在今天， 有錢就任性的郭董又改口了。據報載：郭台銘今天接受電台專訪時大力切割楊秋興，強調自己跟楊秋興根本沒有交情，甚至還說「我一直以為他是韓市長派來招商的人。」 <text:line-break/><text:line-break/>但這完全不是事實，郭、楊彼此之間熟識至少10年以上。而且，當郭董想利用楊秋興時，就跟他稱兄道弟。當楊秋興利用價值已經沒有了時，就把他當成垃圾那樣一腳踢開，嫌東嫌西，羞辱個不停。 <text:line-break/><text:line-break/>就在四月中旬，郭董宣佈參選時，除了說是媽祖託夢叫他選總統之外，不是還亮出手機給記者看嗎？說有個朋友傳了一段簡訊 (什麼五智偈) 給他，勸他參選，最終打動他的心。 <text:line-break/><text:line-break/>傳這封簡訊給郭董的人就是楊秋興。郭董當時不但跟他稱兄道弟，而且還說他們在2009年八八風災時就建立了深厚的 "革命情感"，並且說楊秋興從兩年前就一直勸他參選總統。總之，郭、楊二人交好已久，相識長達十年，楊又怎麼會是韓國瑜最近才派來找郭台銘招商？但是，郭台銘今天居然就把楊秋興講成這樣一個好像他根本不認識的 "路人甲"。 <text:line-break/><text:line-break/>說謊人人都會，可是，如此容易查證的一個基本事實居然也能說謊，這就不是一種常態，而是一種人品的敗壞，一種信口開河，隨便就能任意扭曲事實，因為他根本不在乎事實，只要當下有利就能撒謊，或是當下想怎麼鬼扯就鬼扯，完全不放心上。 <text:line-break/><text:line-break/>你看，郭台銘為了抹黑韓國瑜是中共的傀儡，不是說他 "極力勸阻" 韓國瑜走進中聯辦嗎？可是，這完全就是憑空造謠；郭董根本不知道韓要去中聯辦，怎麼可能事先極力勸阻？為了抹黑，如此容易查證的一個基本事實，居然也能憑空說謊。 <text:line-break/><text:line-break/>說謊、造謠對於郭台銘來說，似乎是一種隨時不經大腦馬上就能脫口而出的習慣。你會想要結交這種朋友嗎？你又如何可能期待這樣一個人能夠好好地從政？這樣一個毫無基本善念的唯私利是圖者，也才會公然把員工說成是一群 "動物"，視他人生命與尊嚴如無物。 <text:line-break/><text:line-break/>郭董利用楊秋興不斷攻擊韓國瑜，現在沒有利用價值了，居然馬上一腳把他當成垃圾踢開，認為楊沒有資格跟他當朋友。一個人居然會這樣對待朋友，你覺得他會善待眾人、善待弱勢嗎？ <text:line-break/><text:line-break/>反之，川普的權力位階和財富遠比郭董高，於是當記者對郭董提到說 "你的朋友川普" 時，他馬上糾正記者說："我們不可以這樣講話，我們沒有資格跟川普當朋友"，因為川普是 "世界級的偉人"。 <text:line-break/><text:line-break/>另一方面，當楊秋興不斷用很難聽的話 (例如 "噁心"、"詐騙集團") 辱罵韓國瑜時，韓國瑜卻說，希望跟秋興仍然還可以當朋友。人之品質與品性如何，高下立判。 <text:line-break/><text:line-break/>至於腦殘者最喜歡吹噓的什麼郭董有能力有見識云云，真是見鬼了。不用多，就請舉一個例子就好，請問郭董除了有錢，究竟有什麼見識與能力？ <text:line-break/><text:line-break/>如果有錢就等於能力與見識，那我就是個智障了。同理，我們也不應該選出陳定南 (他連鞋底破了一個大洞還在穿)，而是應該敦請當年和陳定南辯論的王永慶出來從政。 <text:line-break/><text:line-break/>同理，我們也不應該讚美趙耀東、孫運璿、黃大洲和葉金川等等這些兩袖清風但卻給台灣帶來巨大貢獻的政治人物。事實上，台灣的經濟底子，台灣為世人所稱羨的健保制度，以及各方讚譽的台北捷運、大安森林公園等等等，就是這些人所建立。 <text:line-break/><text:line-break/>黃大洲當年更是因為興建台北捷運而被民進黨抹黑得完完全全臭不可聞，打成過街老鼠，非常荒唐，甚至還造謠汙衊他貪污。當時，綠營的群眾聚會上，政治人物只要大罵台北捷運，馬上全場歡聲雷動。阿扁就是這樣當上台北市長的。 <text:line-break/><text:line-break/>韓國瑜說自己是史上被抹黑得最嚴重的一位。其實不是。在抹黑造謠這一點上，國、民兩黨差不多。韓被抹黑的慘烈程度，恐怕都還遠遠比不上我當年只是一個剛念大學的學生。我當時甚至還被國民黨抹黑說我和張俊雄、李慶雄、戴振耀和黃昭輝等人 (那時候楊秋興還名不見經傳) 經營私娼寮。 <text:line-break/><text:line-break/>校園裏甚至經常散發各種專門為我而寫的抹黑傳單，無非都說我是拿錢為中共及黨外黑道辦事來傷害台灣社會，誣衊大有為的國民黨政府。我保存了當時的一張漫畫，我被畫成一條狗，被滿臉橫肉的黨外地痞流氓們用狗鍊牽著。 <text:line-break/><text:line-break/>很荒唐吧，連私娼寮這麼離譜的鬼話也能造謠。但是，在那當下，大部份人依然信以為真。有些同學還會在校園裏把我攔下來，意圖動粗，質問我為什麼那麼愛錢？為什麼為了錢就要破壞社會安定？ <text:line-break/><text:line-break/>抹黑傳單之外，更多的是永無止盡、無日無之的耳語抹黑。不只高醫，就連高雄市好幾所高中，國民黨也都努力幫我打知名度，說我多爛多可怕多無恥多下流。我印象最深、最經典的一句話是個總結，說 "陳真是一個從頭爛到腳的人"。 <text:line-break/><text:line-break/>這兩天牙齒疼，住家附近有個很大間的聯合診所，原本想就近看牙醫，後來想想算了，還是找別間看，免得必須跟人敘舊，萬一又談到政治就更無言了。因為那間聯合診所的老闆，就是一位曾經在高醫校園裏威脅要我好看的學弟。我相信當年這些效忠於國民黨的學生，現在也一定每一個都由藍轉綠，變得綠油油。 <text:line-break/><text:line-break/>這就是台灣政治的可悲。不過，這些都是題外話。回到正題。我想說的是：人們應該要有一點點最基本的鑑賞能力，要能判斷基本的是非善惡，而不是總是在一種非常腦殘的層次上打轉，非常容易被政治操弄。 <text:line-break/><text:line-break/>郭台銘的幾乎每一句話、每一個動作，都會讓我為他感到羞愧，怎麼會這麼低能？怎麼會這麼缺德？他不說話，我們還無從得知，可當他一開口，就什麼也藏不住了。比方說他昨天拿著一頂帽子，上面繡著一面國旗，自以為威武地站在總統府前發呆了半小時，說要送帽子給蔡英文，要她戴著去見川普；還嗆聲說蔡若不敢戴，就應馬上下台。 <text:line-break/><text:line-break/>真的是有夠蠢吧。郭董以為搞這樣一些低能把戲，就會大獲民心？這樣還不是最蠢的哦，郭董還說，只要他當總統，他要 "每個月進白宮"。我的天啊，每個月進白宮幹啥？去舔盤子嗎？還是幫川普綁鞋帶？蠢到這種程度，我真是很無言。相較之下，跟他屬於同一類型的柯文哲，顯然要奸巧許多。 <text:line-break/><text:line-break/>選誰當然是每個人的自由，但若要說這樣一個思想相當幼稚、而且品性不端、擅於造謠抹黑的土豪有著什麼非凡的國際觀或經濟政策理念，那真的是睜眼說瞎話。 <text:line-break/><text:line-break/>我原本是想要等初選過後再來寫這些，因為我現在寫，有些人可能會以為我是故意貶他，好為韓國瑜拉票。但我絕無此意。我只是實話實說。旁人認不認同不重要，重要的還是那些老話： <text:line-break/><text:line-break/>人們應該要有一點點最基本的鑑賞能力，要能判斷基本的是非善惡，而不是總是在一種非常腦殘的層次上打轉，非常容易被政治操弄。</text:p>
      <text:p text:style-name="P2">若沫   |  2019.07.08 20:25   |   <text:a xlink:type="simple" xlink:href="http://palinfo.habago.org/Entry?Command=Information_PrintForum&amp;iPage=1#FORUM37646"><text:span text:style-name="T1">#</text:span></text:a></text:p>
      <text:p text:style-name="P4">陳真醫師您好: <text:line-break/>這個留言板已經看一陣子了，因為自己文筆不好，一直不敢上來留言，不過我想就算我是知識上的土包和草包，您的良善也不會讓我感到羞赧。 <text:line-break/>上個周末韓粉到高雄觀光，有人渣前朝官員說"放人進城、來亂高雄"，"哪一個景點，是你們規劃的？是你們改造的？是你們有流過一滴汗的？為什麼可以這樣無恥賤踏、玩弄？" <text:line-break/>讓我想到您最近最喜歡的"寄生上流"，這些人是否覺得自己是擁有高貴綠色血統的上流人士，而韓粉和韓市府團隊身上有一種味道，所以要他們快閃、快離開高雄。 <text:line-break/>以前有一個"高級外省人"的名詞令人不齒，曾幾何時，一批"高級高雄人"也在高雄出現了。 </text:p>
      <text:p text:style-name="P2">陳真   |  2019.07.08 16:04   |   <text:a xlink:type="simple" xlink:href="http://palinfo.habago.org/Entry?Command=Information_PrintForum&amp;iPage=1#FORUM37645"><text:span text:style-name="T1">#</text:span></text:a></text:p>
      <text:p text:style-name="P3">蘇啥小這影片哪裏造假了？唯一錯誤是搞錯喪家，但是丟筆卻是事實。 <text:line-break/><text:line-break/>這麼小的一個錯誤，警政署竟然馬上大動作偵辦準備逮人。x它媽的若要偵辦，這些綠營人渣政客豈不是個個應該關到老死才行。 <text:line-break/><text:line-break/>像底下這位陳GM,當年就是造謠抹黑黃俊英的混蛋。真是毫無廉恥。 <text:line-break/><text:line-break/>這個人渣黨，選舉功力一流，無非就是靠著壟斷媒體、每天造謠抹黑栽贓嫁禍，乃至自導自演，而這樣一個貪得無饜的政治詐騙集團，卻每天高喊消滅假新聞。 <text:line-break/><text:line-break/>我常覺得，跟這樣一個人渣黨一同活在這小島上，真是很痛苦。每天就是得面對這樣一個貪婪無度無惡不作的政治犯罪集團，眼睜睜看著他們為非作歹，而人民卻像腦殘一樣為之歡呼擁戴。 <text:line-break/><text:line-break/>陳真 2019. 07. 08. <text:line-break/>====================== <text:line-break/>蘇貞昌丟筆的造假影片 陳其邁：希望內政部盡速清查 <text:line-break/><text:line-break/>新頭殼newtalk &amp;;#124;謝莉慧 綜合報導 <text:line-break/><text:line-break/>2019年7月8日 <text:line-break/><text:line-break/>網路流傳行政院長蘇貞昌出席殉職警員李承翰告別式簽名後丟筆的造假影片，行政院副院長陳其邁今（8）天嚴厲譴責，這樣的假消息不只試圖誤導，也有政治操作嫌疑，希望內政部盡速清查。 <text:line-break/><text:line-break/>實際上，該影片是蘇貞昌出席某屏東鄉親告別式的畫面。</text:p>
      <text:p text:style-name="P2">陳真   |  2019.07.08 15:13   |   <text:a xlink:type="simple" xlink:href="http://palinfo.habago.org/Entry?Command=Information_PrintForum&amp;iPage=1#FORUM37644"><text:span text:style-name="T1">#</text:span></text:a></text:p>
      <text:p text:style-name="P4">我也不知道翻譯得對不對，感覺怪怪的。 <text:line-break/><text:line-break/>陳真 2019 07. 08. <text:line-break/><text:line-break/>=========== <text:line-break/>崔宇植寄生虫(2019) <text:line-break/><text:line-break/>OST《一杯烧酒》歌词 中/韩双语 <text:line-break/><text:line-break/>翻译By 纸巾 <text:line-break/><text:line-break/><text:span text:style-name="T2">길은</text:span><text:s/><text:span text:style-name="T2">희뿌연</text:span><text:s/><text:span text:style-name="T2">안개속에</text:span><text:s/>白雾弥漫的路 <text:line-break/><text:span text:style-name="T2">힘껏</text:span><text:s/><text:span text:style-name="T2">마시는</text:span><text:s/><text:span text:style-name="T2">미세먼지</text:span><text:s/>使劲吸入的雾霾 <text:line-break/><text:span text:style-name="T2">눈은</text:span><text:s/><text:span text:style-name="T2">오지않고</text:span><text:s/>没有雪 <text:line-break/><text:span text:style-name="T2">비도</text:span><text:s/><text:span text:style-name="T2">오지않네</text:span><text:s/>没有雨 <text:line-break/><text:span text:style-name="T2">바싹</text:span><text:s/><text:span text:style-name="T2">메마른</text:span><text:s/><text:span text:style-name="T2">내</text:span><text:s/><text:span text:style-name="T2">발바닥</text:span><text:s/>我干燥的脚底 <text:line-break/><text:line-break/><text:span text:style-name="T2">매일</text:span><text:s/><text:span text:style-name="T2">하얗게</text:span><text:s/><text:span text:style-name="T2">붙태우네</text:span><text:s/>每日尽情地燃烧 <text:line-break/><text:span text:style-name="T2">없는</text:span><text:s/><text:span text:style-name="T2">근육이</text:span><text:s/><text:span text:style-name="T2">다</text:span><text:s/><text:span text:style-name="T2">타도록</text:span><text:s/>不存在的肌肉也被烧伤 <text:line-break/><text:span text:style-name="T2">쓸고</text:span><text:s/><text:span text:style-name="T2">밀고</text:span><text:s/><text:span text:style-name="T2">닦고</text:span><text:s/>不断地擦拭 <text:line-break/><text:span text:style-name="T2">다시</text:span><text:s/><text:span text:style-name="T2">움켜쥐네</text:span><text:s/>再次握紧 <text:line-break/><text:span text:style-name="T2">이젠</text:span><text:s/><text:span text:style-name="T2">딱딱한</text:span><text:s/><text:span text:style-name="T2">내</text:span><text:s/><text:span text:style-name="T2">손바닥</text:span><text:s/><text:line-break/>如今变得坚硬的我的手掌 <text:line-break/><text:line-break/><text:span text:style-name="T2">아</text:span>, <text:span text:style-name="T2">아</text:span>, <text:span text:style-name="T2">아</text:span>... 啊，啊，啊… <text:line-break/><text:line-break/><text:span text:style-name="T2">차가운</text:span><text:s/><text:span text:style-name="T2">소주가</text:span><text:s/><text:span text:style-name="T2">술잔에</text:span><text:s/><text:span text:style-name="T2">넘치면</text:span><text:s/><text:line-break/>冰冷的烧酒溢出酒杯的话 <text:line-break/><text:span text:style-name="T2">손톱</text:span><text:s/><text:span text:style-name="T2">밑에</text:span><text:s/><text:span text:style-name="T2">낀</text:span><text:s/><text:span text:style-name="T2">때가</text:span><text:s/><text:span text:style-name="T2">촉촉해</text:span><text:s/><text:line-break/>手指缝间的污垢变得湿润 <text:line-break/><text:span text:style-name="T2">마른</text:span><text:s/><text:span text:style-name="T2">하늘에</text:span><text:s/><text:span text:style-name="T2">비</text:span><text:s/><text:span text:style-name="T2">구름</text:span><text:s/>晴天里的阴云 <text:line-break/><text:span text:style-name="T2">조금식</text:span><text:s/><text:span text:style-name="T2">밀려와</text:span><text:s/>一点点的涌来 <text:line-break/><text:line-break/><text:span text:style-name="T2">쓰디쓴</text:span><text:s/><text:span text:style-name="T2">이</text:span><text:s/><text:span text:style-name="T2">소주가</text:span><text:s/><text:span text:style-name="T2">술잔에</text:span><text:s/><text:span text:style-name="T2">넘치면</text:span><text:s/><text:line-break/>这苦涩的烧酒溢出酒杯的话 <text:line-break/><text:span text:style-name="T2">손톱</text:span><text:s/><text:span text:style-name="T2">밑에</text:span><text:s/><text:span text:style-name="T2">낀</text:span><text:s/><text:span text:style-name="T2">때가</text:span><text:s/><text:span text:style-name="T2">촉촉해</text:span><text:s/><text:line-break/>手指缝的污垢变得湿润 <text:line-break/><text:span text:style-name="T2">빨간</text:span><text:s/><text:span text:style-name="T2">내</text:span><text:s/><text:span text:style-name="T2">오른쪽</text:span><text:s/><text:span text:style-name="T2">뺨에</text:span><text:s/><text:line-break/>我通红的右边脸颊 <text:line-break/><text:span text:style-name="T2">이제야</text:span><text:s/>现在才 <text:line-break/><text:span text:style-name="T2">비가</text:span><text:s/><text:span text:style-name="T2">오네</text:span><text:s/>下雨呢</text:p>
      <text:p text:style-name="P2">阿海   |  2019.07.08 15:02   |   <text:a xlink:type="simple" xlink:href="http://palinfo.habago.org/Entry?Command=Information_PrintForum&amp;iPage=1#FORUM37643"><text:span text:style-name="T1">#</text:span></text:a></text:p>
      <text:p text:style-name="P3">呼應陳醫師 '為何會有人支持郭董?' <text:line-break/><text:line-break/>沒錯，這也是我的疑問。名嘴們還發明一個詞：知識藍。說支持郭台銘的人，相較於支持韓國瑜的，前者淺藍有知識，屬中上階級，後者草根屬中下階級。 <text:line-break/><text:line-break/>噴飯。 <text:line-break/><text:line-break/><text:line-break/></text:p>
      <text:p text:style-name="P2">松鼠   |  2019.07.08 12:14   |   <text:a xlink:type="simple" xlink:href="http://palinfo.habago.org/Entry?Command=Information_PrintForum&amp;iPage=1#FORUM37642"><text:span text:style-name="T1">#</text:span></text:a></text:p>
      <text:p text:style-name="P4">https://m.weibo.cn/status/4377709864543816 <text:line-break/><text:line-break/>看起來中國網友有人作了簡單翻譯。 <text:line-break/>但我不懂韓文，無法確認其翻譯是否正確。</text:p>
      <text:p text:style-name="P2">陳真   |  2019.07.08 09:47   |   <text:a xlink:type="simple" xlink:href="http://palinfo.habago.org/Entry?Command=Information_PrintForum&amp;iPage=1#FORUM37641"><text:span text:style-name="T1">#</text:span></text:a></text:p>
      <text:p text:style-name="P3">燒酒一杯？請問有懂韓文的能幫忙翻譯一下嗎？很好奇他唱些什麼。 <text:line-break/><text:line-break/>============== <text:line-break/><text:line-break/>Soju One Glass <text:line-break/><text:line-break/>作詞：<text:span text:style-name="T2">봉준호</text:span><text:s/>作曲：<text:span text:style-name="T2">정재일</text:span><text:s/><text:line-break/><text:line-break/><text:span text:style-name="T2">길은</text:span><text:s/><text:span text:style-name="T2">희뿌연</text:span><text:s/><text:span text:style-name="T2">안개속에</text:span><text:s/><text:line-break/><text:span text:style-name="T2">힘껏</text:span><text:s/><text:span text:style-name="T2">마시는</text:span><text:s/><text:span text:style-name="T2">미세먼지</text:span><text:s/><text:line-break/><text:span text:style-name="T2">눈은</text:span><text:s/><text:span text:style-name="T2">오지않고</text:span><text:s/><text:line-break/><text:span text:style-name="T2">비도</text:span><text:s/><text:span text:style-name="T2">오지않네</text:span><text:s/><text:line-break/><text:span text:style-name="T2">바싹</text:span><text:s/><text:span text:style-name="T2">메마른</text:span><text:s/><text:span text:style-name="T2">내</text:span><text:s/><text:span text:style-name="T2">발바닥</text:span><text:s/><text:line-break/><text:line-break/><text:span text:style-name="T2">매일</text:span><text:s/><text:span text:style-name="T2">하얗게</text:span><text:s/><text:span text:style-name="T2">붙태우네</text:span><text:s/><text:line-break/><text:span text:style-name="T2">없는</text:span><text:s/><text:span text:style-name="T2">근육이</text:span><text:s/><text:span text:style-name="T2">다</text:span><text:s/><text:span text:style-name="T2">타도록</text:span><text:s/><text:line-break/><text:span text:style-name="T2">쓸고</text:span><text:s/><text:span text:style-name="T2">밀고</text:span><text:s/><text:span text:style-name="T2">닦고</text:span><text:s/><text:line-break/><text:span text:style-name="T2">다시</text:span><text:s/><text:span text:style-name="T2">움켜쥐네</text:span><text:s/><text:line-break/><text:span text:style-name="T2">이젠</text:span><text:s/><text:span text:style-name="T2">딱딱한</text:span><text:s/><text:span text:style-name="T2">내</text:span><text:s/><text:span text:style-name="T2">손바닥</text:span><text:s/><text:line-break/><text:line-break/><text:span text:style-name="T2">아</text:span><text:s/><text:span text:style-name="T2">아</text:span><text:s/><text:span text:style-name="T2">아</text:span><text:s/><text:line-break/><text:line-break/><text:span text:style-name="T2">차가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마른</text:span><text:s/><text:span text:style-name="T2">하늘에</text:span><text:s/><text:span text:style-name="T2">비</text:span><text:s/><text:span text:style-name="T2">구름</text:span><text:s/><text:line-break/><text:span text:style-name="T2">조금식</text:span><text:s/><text:span text:style-name="T2">밀려와</text:span><text:s/><text:line-break/><text:line-break/><text:span text:style-name="T2">쓰디쓴</text:span><text:s/><text:span text:style-name="T2">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빨간</text:span><text:s/><text:span text:style-name="T2">내</text:span><text:s/><text:span text:style-name="T2">오른쪽</text:span><text:s/><text:span text:style-name="T2">뺨에</text:span><text:s/><text:line-break/><text:span text:style-name="T2">이제야</text:span><text:s/><text:line-break/><text:span text:style-name="T2">비가</text:span><text:s/><text:span text:style-name="T2">오네</text:span></text:p>
      <text:p text:style-name="P2">陳真   |  2019.07.08 01:27   |   <text:a xlink:type="simple" xlink:href="http://palinfo.habago.org/Entry?Command=Information_PrintForum&amp;iPage=1#FORUM37640"><text:span text:style-name="T1">#</text:span></text:a></text:p>
      <text:p text:style-name="P4">8日開始民調 孫大千臉書小編要韓粉不要答這3種答案 <text:line-break/><text:line-break/>2019-07-07 <text:line-break/><text:line-break/>聯合報 記者黃國樑╱即時報導 <text:line-break/><text:line-break/><text:line-break/>明天7月8日到14日，國民黨將進行黨內總統初選民調話電話訪問，挺韓國瑜參選總統的前立委孫大千今在臉書上教授韓粉如何答題，他要求韓粉接到電話，如果題目中的選項是有韓國瑜的時候，回答時一定要有「韓國瑜」三個字全名，不要只答我支持「庶民總統」、「韓市長」或「非韓不投」。 <text:line-break/><text:line-break/>除了有韓國瑜的選項要答韓國瑜外，若是其他人的選項，譬如郭台銘、蔡英文與柯文哲三人參選要選擇誰時，就要回答都不支持。 <text:line-break/><text:line-break/>小編在短片中先解釋了訪員為確保抽樣的隨機性，一開始在電話中就會詢間家中的具投票權的成年人有幾位及其性別，如有多位，就會依電腦的隨機抽樣，請家中的某位男性或女性接電話答題，譬如請家中最年長的女性接受訪問， 如果該員不在，就會要求約定稍晚的時間再進行訪問，如無法配合，就不會再次訪問。 <text:line-break/><text:line-break/>亦即，是有可能發生接到了電話卻無法回答問卷的情況，因此小編請韓粉們，最好能全家都在家等候電話。 <text:line-break/><text:line-break/>正式答題時，小編特別顯示正式問卷的畫面，其中是韓國瑜、蔡英文與柯文哲三人對比時，這時小編要韓粉就回答「韓國瑜」三個字就可以了，如果回答「唯一支持韓國瑜」，仍然是有效的，但如果回答「非韓不投」，小編說，訪員會追問一次題目，如果仍回答「非韓不投」，訪員就會記錄「都不支持」選項，因此第二次一定要回答「韓國瑜」。 <text:line-break/><text:line-break/>如果沒有韓國瑜的選項時，小編說，就回答「都不支持」，訪員就會勾選「都不支持」，若韓粉回答「韓國瑜」，訪員會再追問一次，若仍答「韓國瑜」，訪員就仍會註記成「都不支持」。 <text:line-break/><text:line-break/>最後小編還提醒，題目中有韓時，一定要回答「韓國瑜」，可以是「唯一支持韓國瑜」、「我支持韓國瑜」、或「韓國瑜」，但不要回答「我非韓不投」、「我支持庶民總統」或「我只投韓市長」，聽到這些回答，訪員會再追問一次，小編請韓粉這時一定要說出「韓國瑜」三個字全名。</text:p>
      <text:p text:style-name="P2">陳真   |  2019.07.08 00:27   |   <text:a xlink:type="simple" xlink:href="http://palinfo.habago.org/Entry?Command=Information_PrintForum&amp;iPage=1#FORUM37639"><text:span text:style-name="T1">#</text:span></text:a></text:p>
      <text:p text:style-name="P3">卡韓政變 (109)：這個人不值得談論 <text:line-break/><text:line-break/>陳真 2019. 07. 08. <text:line-break/><text:line-break/><text:line-break/>在某種道德潔癖上，我跟林義雄也許有點類似。我常舉的一個例子就是：1989-1990年，我在彰化基督教醫院當實習醫師。有一天晚上，在外科病房值班時，夜裏突然有個訪客獨自一人走進來，我真是嚇了一大跳。其他醫生護士當然都不認識這位訪客，所以毫無反應。那時候，絕大多數台灣人恐怕都已經忘了這麼一個人，他就是林義雄。 <text:line-break/><text:line-break/>他來探訪一位國民黨的立委候選人叫陳湧源，是中部一位著名婦產科醫師，選舉過程中因為不願屈服黑道勒索，頭部遭到槍擊，性命垂危。 <text:line-break/><text:line-break/>當時林義雄仍在海外遊學，卻悄悄短暫返台，幾乎沒有人知道。一回台就跑來探望陳湧源。實際上他們彼此應該不認識。林義雄之所以如此做，主要是因為他覺得 "善良人民" 應該聯合起來對抗 "無恥政客"，而不是站在某黨立場去敵視另一黨；人民才是主體，而不是以黨為主體；人民更不應被政黨綁架，進而彼此仇視。 <text:line-break/><text:line-break/>那時候的林義雄非常反對選舉，主張用非武力的群眾運動改變台灣社會，包括推翻任何不義的政權。在他當時的想法裏頭，國、民兩黨並沒有什麼本質上的差别。他認為，"無恥政客" 不分藍綠，而非國民黨專利。而且，雖然遭到國民黨滅門，但他實際上並不曾因此仇視每一個國民黨政治人物。 <text:line-break/><text:line-break/>幾天後，他召開記者會，當場散發一封公開信，大意就是 "善良人民對抗無恥政客"，信中呼籲台灣人民應該靜下心來，想一想是非善惡價值，而不是僅僅著眼於權力的競逐與掠奪。當時，很多民進黨人及群眾私下都說林義雄瘋了！精神錯亂了！自立晚報記者後來還煞有介事去 "調查"，"澄清" 林義雄的精神狀態應該還很正常，沒有發瘋。 <text:line-break/><text:line-break/>林義雄不但發表公開信，我的好朋友劉峰松和翁金珠夫婦當年(1989-1990年)還幫他在彰化街頭辦了一場演講。我清楚地記得，僅有十幾位觀眾。林義雄沒說什麼話就開放發問。只有兩三個人問問題。我是第一個提問。 <text:line-break/><text:line-break/>我問說："民進黨開始大規模參與選舉，請問林律師(林義雄從政前是律師)，這對台灣社會的發展有什麼好處與壞處？你相信民進黨就算搶到政權就一定會是一個好政府嗎？" 林義雄很乾脆地回答說 "不相信"；並且以當時正如火如荼的東歐變局及柏林圍牆倒塌事件為例，回答說，"人民的力量仍然是最後的決定性力量，因此人民不應該把自身的力量僅僅限縮在選舉一時的勝負"。 <text:line-break/><text:line-break/>接著，另一個觀眾發問，想請林義雄談談對於當時擔任總統的李登輝的看法。林義雄僅僅只回答了一句："這個人不值得談論"。那一年，是我私下第一次認識林義雄。 <text:line-break/><text:line-break/>一兩年後，也就是大約1991年，林義雄返台定居，依舊維持深居簡出的生活方式，很少露面。僅有的幾次演講，我幾乎都有參加。印象中，至少有三、四次，每當有人問到他對於李登輝的看法時，他都一律回答 "這個人不值得談論"。可是有一次，就在高雄，發問者生氣了，堅持要林義雄回答。林義雄很客氣地表示歉意，並且走下講台安撫，支支吾吾地說了一些話，聽起來並沒有實質內容。他顯然還是不屑議論李登輝。 <text:line-break/><text:line-break/>後來，我跟他熟了，有一次私下聊天，就跟他談起當時很多民進黨人或知識份子拼命想依附李登輝的問題，其中就包括當年國民黨的大樁腳李遠哲，應召返國推動兩岸統一大業。林義雄笑笑地說，"所謂學者不都是這樣嗎？" (這句話我聽他私下講過好幾次) 意思就是說，不管誰當權，讀書人必然就會往主流方向靠攏，不都是這樣嗎？ <text:line-break/><text:line-break/>寫這麼多，其實我只是要再次引用 "這個人不值得談論" 這句話。這話的意思並不是說某人不重要，所以不值得談論，而是說某人卑劣無恥，花樣繁多，變來變去，講一套做一套，無所不用其極，因此根本不值得去談論這樣一個人；談論他，只是做賤了我們自己。 <text:line-break/><text:line-break/>權力上，我們一無所有，但在是非善惡與人品上，我們卻是上駟；上駟不應該做賤自己去談論一個下三濫的下駟。這樣一個人，即便呼風喚雨，權大勢大，依舊不值得議論，連罵都不應該罵 (我則是連提起對方的名字都會感覺做賤了自己，於是經常就寫蔡啥咪、蘇啥小等等。) <text:line-break/><text:line-break/>島內這樣的 "無恥政客" 很多，族繁不及備載。我之所以寫這篇，只是想表明，可別以為我沒罵到誰，那個人就是好的。事實上，有些人無恥到我實在不願意做賤自己去罵他。柯啥咪就是其中之一。我相信跟我同感者一定很少，說不定只有學姊一人。但我相信，有一天你們就會相信我說的，就如同我從1990年開始罵阿扁是 "天字第一號大壞蛋"，從2000年罵李遠哲是趨炎附勢的牆頭草，幾個人相信？但是現在各位理當相信了吧。 <text:line-break/><text:line-break/>在那年代，大家一定會認為我對扁、哲等人的評價很偏激，很極端，甚至很荒唐。但事實上，我是偏激思維的對立面，應該算是某種 "真理的保守主義者"：亦即當我們擁有100分的證據與資料時，我會傾向於儘可能用最保守的方式來評價以減少犯錯，因此對於各種所謂陰謀論或充滿 (自欺欺人之)實證性的高調思維，總是缺乏好感。 <text:line-break/><text:line-break/>至於為何不讓一分證據說一分話，卻要保守評價？因為我還不至於那麼幼稚。</text:p>
      <text:p text:style-name="P1"/>
      <text:p text:style-name="P2">陳真   |  2019.07.07 15:53   |   <text:a xlink:type="simple" xlink:href="http://palinfo.habago.org/Entry?Command=Information_PrintForum&amp;iPage=1#FORUM37638"><text:span text:style-name="T3">#</text:span></text:a></text:p>
      <text:p text:style-name="P3">卡韓政變 (108)：為何會有人支持郭董？ <text:line-break/><text:line-break/>陳真 2019. 07. 07. <text:line-break/><text:line-break/><text:line-break/>除了傳統綠色生物及腦殘之外，我能理解人們有各種支持傾向或理由，但我無法理解怎麼會有人支持郭董？<text:line-break/><text:line-break/>以前，我們不清楚這個人的人品，現在你還不了解其為人與行事作風之卑劣無恥嗎？出於自私的目的，完全不擇手段；買賣性格非常強，幾乎一切都可以出賣，包括是非善惡，包括人與人之間的基本信任與情感。 <text:line-break/><text:line-break/>至於能力與見識，我們過去也不清楚，現在你還看不清楚這是個土財主、大草包嗎？我對草包的定義是這樣：如果我只有20分的能力與見識，但我卻以為自己是100分，甚至以為自己是個天才，裝腔作勢，獨斷獨行，那就是草包。郭台銘和柯文哲都是這一類人。能力與見識蒼白愚蠢到嚇死人，但他們卻翻起眼白，望著遠方沉思，非常可笑。 <text:line-break/><text:line-break/>至於什麼霸氣，郭董剛好是它的反面，窩囊氣倒是全身都是。這讓我更加明白一件事：財富並不會增添一個人的氣場、氣度與氣勢。我喜歡謙遜害羞缺乏自信之人，不覺得霸氣是好事，但是像林義雄、陳啟禮那樣的人，才叫做霸氣。郭董那個叫做 "有錢就是任性"，動不動就對著人破口大罵，動不動就屈膝下跪。 <text:line-break/><text:line-break/>報載，郭董的一位親信說，郭董若有求於你，他會不惜向你下跪。你能想像麥可柯里昂或林義雄會對人下跪嗎？前些日子，有記者問郭董，提到川普。郭董剛從白宮出來。記者問說："你的朋友川普..."，記者話還沒講完，郭董就馬上糾正她說："妳不可以這樣講。川普不是我的朋友，川普是世界級的偉人，我們沒有資格跟他做朋友。" <text:line-break/><text:line-break/>相反地，楊秋興自認是郭董的朋友。但是，當楊秋興因為幫郭董辱罵韓國瑜引起反效果之後，郭董就對記者說：楊秋興不是我的朋友，那是過去的事了，我已經叫他最近不要再來找我。 <text:line-break/><text:line-break/>大家懂我的意思吧，對郭董來說，連 "朋友" 都是依靠權勢與財富來定義。對於強者就屈膝下跪，窩囊到爆；對於弱者就頤指氣使、囂張得不得了。 <text:line-break/><text:line-break/>最近國民黨幾場政見發表會，我只聽了郭董有關經濟與財經的部份，我真是不敢相信我的耳朵。那種見識，差不多就像國中生或小學生的水平，非常荒唐。這其實也不能說讓人意外，一個土財主，錢再多也沒用，跟他的理解力畢竟是兩回事。 <text:line-break/><text:line-break/>這就好像你看很多有錢人老是出國旅遊啦、遊學啦、念學位啦，到處環遊世界，但是這跟他對於國際事務的理解能力與深度廣度，卻完全扯不上關係。 <text:line-break/><text:line-break/>一個人想支持誰當然是一種自由，畢竟支持人渣並不犯法。問題是：怎麼會有人去支持一個品性不端、見識如同小學生那般幼稚、而且個性脆弱與任性的人？就只因為他有錢？有錢到可以買下所有媒體、所有廣告、每天競選電話打不停，然後你就挺他？覺得他很棒？棒在哪呢？真是不可思議。 <text:line-break/><text:line-break/>論能力與見識及清廉，當然是朱立倫最好。論調和鼎鼐與務實，自然是喬王第一。若是講到清廉、勤奮、善良與務實及苦民所苦，非韓國瑜莫屬。若論兩岸政策，這三個人都差不多，但郭董萬萬萬萬不可，此人行事任性，完全不可測，加上其自私自利不擇手段的買賣性格，他絕對百分之百會做出對於公眾利益極端有害的事情來。</text:p>
      <text:p text:style-name="P2">陳真   |  2019.07.07 01:36   |   <text:a xlink:type="simple" xlink:href="http://palinfo.habago.org/Entry?Command=Information_PrintForum&amp;iPage=1#FORUM37637"><text:span text:style-name="T3">#</text:span></text:a></text:p>
      <text:p text:style-name="P4">卡韓政變 (107)：韓粉 vs. 國民黨人 <text:line-break/><text:line-break/>陳真 2019. 07. 07. <text:line-break/><text:line-break/><text:line-break/>你看這些人，哪一個長得像國民黨？都不像。韓流基本上不是由國民黨組成。 <text:line-break/><text:line-break/>https://bit.ly/2XP8HD7 <text:line-break/><text:line-break/>不同於一般平民百姓與販夫走卒，國民黨人(八百壯士之類的人除外)普遍有一種溫吞氣(講好聽是矜持)，冷漠(講好聽是冷靜)，自私(講好聽是理性)，窩囊(講好聽是矜持)，傲慢(講好聽是文雅)；自認是菁英，不屑與群眾為伍，沒有溫度，缺乏行動力，自視甚高。可以簡單用一個字來概括：冷。 <text:line-break/><text:line-break/>韓粉大多不是這一類。韓粉比較像黨外群眾，熱情，團結，勇敢，充滿義憤，沒有菁英心態。 <text:line-break/><text:line-break/>幾個月前，我在高雄參加一場由挺韓四大天王 (杏仁哥、文山伯、強強滾，還有一位我忘了)所發起的挺韓群眾大會，路上遇到一些向我問路或是詢問如何搭捷運的外地人，原來都是韓粉，從全台各地特地前來高雄。其中有一對帶小孩一起來參加的夫妻，一看就知道是經濟下階層，言談羞澀笨拙。這樣一些安靜寡言的人，卻具有真實的熱情。但是一般所謂菁英或中產階級卻與此相反，講很會講，寫也很會寫，道理一堆，但你卻往往感受不到半點做為一個人應有的溫度和熱血。 <text:line-break/><text:line-break/>當然不能說絕對，不過一般來說是這樣。</text:p>
      <text:p text:style-name="P2">陳真   |  2019.07.07 01:36   |   <text:a xlink:type="simple" xlink:href="http://palinfo.habago.org/Entry?Command=Information_PrintForum&amp;iPage=1#FORUM37637"><text:span text:style-name="T3">#</text:span></text:a></text:p>
      <text:p text:style-name="P3">你看這些人，哪一個長得像國民黨？都不像。韓流基本上不是由國民黨組成。 <text:line-break/><text:line-break/>https://bit.ly/2XP8HD7 <text:line-break/></text:p>
      <text:p text:style-name="P2">洋洋   |  2019.07.05 17:24   |   <text:a xlink:type="simple" xlink:href="http://palinfo.habago.org/Entry?Command=Information_PrintForum&amp;iPage=1#FORUM37636"><text:span text:style-name="T3">#</text:span></text:a></text:p>
      <text:p text:style-name="P4">非常推薦大家看一看 <text:line-break/>訪 作家 James Bradley：美國眼中的中國蜃樓 <text:line-break/>https://youtu.be/cIq6EQq5_Kw <text:line-break/><text:line-break/>這本書台灣買得到，書名【中國幻象：美國亞洲劫難的歷史和真相 】 定價：460元 <text:line-break/><text:line-break/></text:p>
      <text:p text:style-name="P2">陳真   |  2019.07.05 01:23   |   <text:a xlink:type="simple" xlink:href="http://palinfo.habago.org/Entry?Command=Information_PrintForum&amp;iPage=1#FORUM37635"><text:span text:style-name="T3">#</text:span></text:a></text:p>
      <text:p text:style-name="P3">剛剛看到的。各位請仔細看這兩位男女的神情。才一分多鐘，請忍耐把它看完。那種表情和言談內容，很不可思議吧： <text:line-break/><text:line-break/>https://bit.ly/2LHYq5c <text:line-break/><text:line-break/>我真服了這些人。他們如此光鮮亮麗，但他們敢照鏡子嗎？我是不敢的。平常只要一看到鏡子，我就趕緊閉上眼睛。為什麼呢？我的原因肯定跟他們的原因不一樣；不是因為做賊心虛，而是因為自慚形穢。任何怪物，如果他還有點病識感的話，一定不喜歡照鏡子，畢竟誰想當個怪物呢？（或許有吧。那些很正常或特別正常的人，往往喜歡與眾不同。當然，他們不會用 "怪物" 來形容這樣一種不同。） <text:line-break/><text:line-break/>最近看到一張和良哲、岳弘、阿遠、鈺錠和建廷等人十多年前的合照，我才發現原來我並沒有 "少年白"。我過去一直以為我20歲就滿頭白髮，其實不是。我應該是大約10年前四十多歲時才一夕全白。 <text:line-break/><text:line-break/>我以白髮為榮，畢竟我有兩位偶像也是一頭白髮：阿桑吉和周星馳。但是台灣人卻似乎很歧視白髮人。我被同胞歧視慣了，倒也無所謂。不過，因為某種無奈的現實原因，我在半年前被迫染黑，害我從此得戴著帽子才敢出門，每天忍辱負重過日子。 <text:line-break/><text:line-break/>我發現狗也會這樣。很多狗不經其同意被主人剃毛後，從此無臉見其他狗，茶不思飯不想，總想躲在自己的窩裏，自我療傷止痛。 <text:line-break/><text:line-break/>講這些跟唐湘龍完全無關（他們是正常人類），純粹只是關於鏡子的自由聯想，也許跟 "寄生上流＂倒是很有關係。每次來到百貨公司，經過公司內特別豔麗明亮的白光一照，我都會有一種彷彿看到照妖鏡、瞬間就會化為一灘血水的自卑感，好像我的存在本身就已經對不起了這個世界。學姊說她也是，但我想她應該沒有我這麼強烈 "畏光"。 <text:line-break/><text:line-break/>除了怕光，怕光鮮亮麗的照妖鏡，我也老擔心自己身上的 "臭味"，怕會礙著他人的優雅與從容。那種味道是入了骨的，肥皂肯定洗不掉，就算洗硫酸也洗不掉。 <text:line-break/><text:line-break/>心裏話再聽一遍吧： <text:line-break/><text:line-break/>https://bit.ly/2X5tXQS</text:p>
      <text:p text:style-name="P2">陳真   |  2019.07.05 00:33   |   <text:a xlink:type="simple" xlink:href="http://palinfo.habago.org/Entry?Command=Information_PrintForum&amp;iPage=1#FORUM37634"><text:span text:style-name="T3">#</text:span></text:a></text:p>
      <text:p text:style-name="P4">(續) <text:line-break/><text:line-break/>學姐前兩天突然跟我說，1976年2月15日的紐約時報上，有人引用了對於 AI 的 "思想" 遠景充滿信心的 Alan Turing 的一段話，他說：“I suppose, when it gets to that stage, we shan’t know how it does it”。 <text:line-break/><text:line-break/>Alan所說的 "that stage" 究竟是哪種 stage我不知道。不過，AI如果有一天可以自動偵測到我的思想，然後馬上可以透過量子科學，瞬間寫出我的所有思想，那我就承認 AI 真的有夠厲害，做了一些我不知道它究竟怎麼辦到的事。 <text:line-break/><text:line-break/>要是真的有這樣一種 AI 多好，那我就不用那麼辛苦思索了，它馬上就可以寫下我滿腦子連自己都經常搞不清楚的偉大哲學思想。 <text:line-break/><text:line-break/>至於搞得十分清楚的那些東西，那就更省事了。要不然，寫這類東西真的很無聊，很像書記官或打字員，打字速度再快也根本跟不上腦子裏那些只要直接 "倒出來" 的無數想法。 <text:line-break/><text:line-break/>我常懷疑寫這類屬於現實世界的東西到底有什麼意義？它們不就始終存在那裏嗎？難道人們看不見？為什麼我要像個解說員或財產清點員那樣，把一說成一，把五說成五，把始終存在那裏的東西再描述一遍？ <text:line-break/><text:line-break/>可能是因為看了"寄生上流"這部電影的關係，最近心情特別沮喪，到底我幾時才能脫離 "地下室"？照理說，我應該是從這電影中得到安慰才對，卻似乎越安慰越絕望。AI能理解這些嗎？</text:p>
      <text:p text:style-name="P2">陳真   |  2019.07.05 00:04   |   <text:a xlink:type="simple" xlink:href="http://palinfo.habago.org/Entry?Command=Information_PrintForum&amp;iPage=1#FORUM37633"><text:span text:style-name="T3">#</text:span></text:a></text:p>
      <text:p text:style-name="P3">英國政府最近公開對祖國嗆聲說：不可對香港人不民主，否則我就不客氣了！ <text:line-break/><text:line-break/>我聽了，腦袋轟轟作響，真不敢相信我的眼睛。 <text:line-break/><text:line-break/>大家只要記得這個結論就行： <text:line-break/><text:line-break/>如果祖國對待香港人有任何不好或不民主、不自由之處，假若嚴重程度是 1，那麼，英國政府對待香港或西藏或印度等等等等的不民主與不自由，嚴重程度就是1000000000000--&gt;趨近於無限。 <text:line-break/><text:line-break/>為何趨近於無限呢？因為一般狀況下之所謂不民主、不自由，總是還把對方當成是一個跟自己一樣的人類，但是英國人卻不是這樣，他認為自己是神，而中國人、印度人、西藏人則是一種必須在 "牠" 看到神(即英國人或西方人)出現時只准在地上爬、而且可以任意毆打、羞辱與消滅的低等生物。神與低等生物自然是完全無法相提並論的兩種位階。神會覺得自己侵犯人權或不民主不自由嗎？當然不會。神只會覺得不管自己怎麼做都是對的，神聖的，偉大的，慈悲的。 <text:line-break/><text:line-break/>我並沒有任何誇大，事實就是如此。至少不久之前的過去仍是如此。 <text:line-break/><text:line-break/>如果大家同意我以上所說的結論與事實，那我就沒什麼需要多說的了。反之，如果大家覺得我在胡扯，那我就更無言了，因為那表示：我和各位之間對於人事物的理解之深度與廣度，真是完全不在同一個平面上。 <text:line-break/><text:line-break/>對於現實世界，我越來越相信力量。力量就是不可思議的尖端科技、核子彈、鈔票和權力等等這類東西，因為它們構成了現實世界的真理內涵。而我所擁有的力量卻完全不屬於現實，講白了就是做夢，說說夢話，唱唱歌，看看星星，想想遠方，感受夜裏窗外的微風。 <text:line-break/><text:line-break/>昨天小孩起床第一句話就是問我 "把拔，超人為什麼要把內褲穿在外褲外面？" 我睡眠惺忪地告訴她說，"這樣才會飛得很快啊！" 小孩聽了很滿意，露出得意的微笑說 "把拔好厲害！" 連超人的祕密也知道，然後說她要去告訴同學。 <text:line-break/><text:line-break/>晚上，她放學後，又很疑惑地問我："可是，為什麼超人把內褲穿在外褲的外面就可以飛得很快？" 我跟她說："他如果不飛快一點，內褲不就讓人家看光光了嗎？" 小孩聽了，再度感到很滿意。我猜她明天就會跑去告訴同學這個超人的祕密。 <text:line-break/><text:line-break/>小孩滿意，我也就滿意。但我相信她有一天也會長大，然後就會明白超人內褲的祕密只是一個夢，同時也會明白何謂現實，何等悲歡。但我希望當那一天來臨時，她最好還是別忘記做夢。</text:p>
      <text:p text:style-name="P2">鄭豐遠   |  2019.07.04 19:57   |   <text:a xlink:type="simple" xlink:href="http://palinfo.habago.org/Entry?Command=Information_PrintForum&amp;iPage=1#FORUM37632"><text:span text:style-name="T3">#</text:span></text:a></text:p>
      <text:p text:style-name="P4">多數西方國家表面上文質彬彬，實際卑劣無恥，西方人可能至今還不明白，中國已不再能讓人隨意魚肉羞辱，再不收歛，他們及全世界都將會付出慘痛代價，吞下永難忘懷的苦果。我對此感到無比悲觀，因為綜觀所謂世界文明發展史，這樣的愚蠢悲劇似乎一再上演，從未止歇。</text:p>
      <text:p text:style-name="P2">K. C.   |  2019.07.04 18:56   |   <text:a xlink:type="simple" xlink:href="http://palinfo.habago.org/Entry?Command=Information_PrintForum&amp;iPage=1#FORUM37631"><text:span text:style-name="T3">#</text:span></text:a></text:p>
      <text:p text:style-name="P3">前文「一個迷思、一把尺子和無數個算盤 」， <text:line-break/>沒有版權、沒有專利，可以任意轉發、引申、剪貼、拷貝， <text:line-break/>亦不必註明出處。</text:p>
      <text:p text:style-name="P2">李念淨   |  2019.07.04 18:34   |   <text:a xlink:type="simple" xlink:href="http://palinfo.habago.org/Entry?Command=Information_PrintForum&amp;iPage=1#FORUM37630"><text:span text:style-name="T3">#</text:span></text:a></text:p>
      <text:p text:style-name="P4">http://www.orangenews.hk/news/system/2019/07/03/010120616.shtml <text:line-break/>英政治家：英國肯定有介入反修例風波 要為中國製造麻煩 <text:line-break/>2019-07-03 21:32 <text:line-break/><text:line-break/>【橙訊】英國每日電訊報援引英國前國會議員、政治家喬治·加洛韋(George Galloway)觀點指，「非常確定香港一系列事件有外國勢力參與其中，這是一場顏色革命」；加洛韋認為，英國的確參與及介入了這次運動，目的是爲中國製造麻煩。 <text:line-break/><text:line-break/>對於香港的示威者衝擊立法會大樓，大肆破壞，並升起英國國旗。加洛韋表示，有一個歷史事實一定要先弄清楚，是由於中國不允許英國在中國內地售賣毒品，所以英國用槍砲來懲罰中國，最後把香港搶到手，所以香港是中國的，不是英國的，香港從來就不屬於英國。 <text:line-break/><text:line-break/>他指，是次事件的抗議者在中國的地方，香港的議會升起了英國國旗，這是一個相當大的挑釁。在中國發生的事情是中國的事情，是中國人民的事情，是香港人民的事情。如果示威者對《逃犯條例》不滿意，他們完全有權提出抗議，他們確實這樣做了，條約最後亦被無限期中止；在這個事件中，似有外國的手一直搞事，他認為，這是另一場所謂的顏色革命，就像發生在烏克蘭、格魯吉亞和許多其他地方的事情一樣。 <text:line-break/><text:line-break/>他認為，這次香港的件，英國人也肯定參與了；他們可能是代表另一個外國的手參與。他指，香港曾是大英帝國皇冠上的一顆寶石，耀眼生輝，英國人很不甘心交出來。 <text:line-break/><text:line-break/>對於外交部發言人耿爽批評有外國勢力干涉香港事務。加洛韋指，絕對同意耿爽說的每一句話。「這不是他不關心香港人的任何不快或不滿的問題。」，他表示，相信人們有抗議的權利，但是沒有人能容忍國會大樓被破壞、被闖入、被高舉著外國的國旗。 <text:line-break/><text:line-break/>他又表示，是次事件不僅僅是抗議，這實質變成了外國發起的挑釁，中國對此感到非常憤怒是正確的。「如果今天下午有人闖入英國肯辛頓和車路士皇家自治市的市政廳，搗毀建築，升起中國國旗或者俄羅斯國旗，可以說必定會有各種各樣的國際影響和麻煩。」 <text:line-break/><text:line-break/></text:p>
      <text:p text:style-name="P1"/>
      <text:p text:style-name="P2">陳真   |  2019.07.04 15:56   |   <text:a xlink:type="simple" xlink:href="http://palinfo.habago.org/Entry?Command=Information_PrintForum&amp;iPage=1#FORUM37629"><text:span text:style-name="T1">#</text:span></text:a></text:p>
      <text:p text:style-name="P3">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1"/>
      <text:p text:style-name="P2">K. C.   |  2019.07.04 11:59   |   <text:a xlink:type="simple" xlink:href="http://palinfo.habago.org/Entry?Command=Information_PrintForum&amp;iPage=1#FORUM37628"><text:span text:style-name="T1">#</text:span></text:a></text:p>
      <text:p text:style-name="P4">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1"/>
      <text:p text:style-name="P2">陳真   |  2019.07.03 20:28   |   <text:a xlink:type="simple" xlink:href="http://palinfo.habago.org/Entry?Command=Information_PrintForum&amp;iPage=1#FORUM37627"><text:span text:style-name="T1">#</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1">#</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1"/>
      <text:p text:style-name="P2">陳真   |  2019.07.03 01:56   |   <text:a xlink:type="simple" xlink:href="http://palinfo.habago.org/Entry?Command=Information_PrintForum#FORUM37625"><text:span text:style-name="T1">#</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1">#</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1"/>
      <text:p text:style-name="P5"><text:span text:style-name="T4">陳真</text:span><text:s/>  |  2019.07.02 02:57   |   <text:a xlink:type="simple" xlink:href="http://palinfo.habago.org/Entry?Command=Information_PrintForum&amp;iPage=1#FORUM37621"><text:span text:style-name="T1">#</text:span></text:a></text:p>
      <text:p text:style-name="P6">卡韓政變<text:span text:style-name="T5"><text:s/>(101)</text:span>：別想佔了韓流的便宜又賣乖<text:span text:style-name="T5"><text:s/><text:line-break/><text:line-break/></text:span>陳真<text:span text:style-name="T5"><text:s/>2019. 07. 02. <text:line-break/><text:line-break/><text:line-break/></text:span>報載：<text:span text:style-name="T5"><text:s/><text:line-break/><text:line-break/>"</text:span>國民黨下周日<text:span text:style-name="T5">(7</text:span>月<text:span text:style-name="T5">7</text:span>日<text:span text:style-name="T5">)</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5">"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5"><text:s/><text:line-break/><text:line-break/></text:span>國民黨的權貴<text:span text:style-name="T5">(</text:span>或說菁英<text:span text:style-name="T5">)</text:span>色彩很重，跟基層始終離得很遠，向來不屑跟群眾為伍<text:span text:style-name="T5"><text:s/>(</text:span>韓國瑜是唯一例外<text:span text:style-name="T5">)</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5"><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5"><text:s/>"</text:span>綠<text:span text:style-name="T5">"</text:span>，黨外血統純正，社運先軀，民主先烈，卻幫藍營發聲<text:span text:style-name="T5">20</text:span>幾年，至今不曾有任何藍營的當權者跑來找我。反之，今天假若我是為綠營發聲，保證局面絕不是這樣。<text:span text:style-name="T5"><text:s/><text:line-break/><text:line-break/></text:span>我想說的是，當我看到報紙寫說國民黨<text:span text:style-name="T5">7</text:span>月<text:span text:style-name="T5">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5"><text:s/><text:line-break/><text:line-break/></text:span>韓粉支持的是韓國瑜，不全然支持國民黨，但是國民黨目前的當權者卻擺明是郭董企業的員工，韓粉別傻到去幫選舉過程中極其卑劣無恥的郭董抬轎。<text:span text:style-name="T5"><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5"><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5"><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5"><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5"><text:span text:style-name="T4">王立雯</text:span><text:s/>  |  2019.07.02 00:26   |   <text:a xlink:type="simple" xlink:href="http://palinfo.habago.org/Entry?Command=Information_PrintForum&amp;iPage=1#FORUM37620"><text:span text:style-name="T1">#</text:span></text:a></text:p>
      <text:p text:style-name="P7"><text:span text:style-name="T4">不好意思，第二則新聞出處的網址為</text:span><text:s/><text:line-break/>https://udn.com/news/story/120536/3892120 <text:line-break/><text:line-break/><text:span text:style-name="T4">忘了貼上來源，在此補上。</text:span><text:s/></text:p>
      <text:p text:style-name="P5"><text:span text:style-name="T4">王立雯</text:span><text:s/>  |  2019.07.02 00:18   |   <text:a xlink:type="simple" xlink:href="http://palinfo.habago.org/Entry?Command=Information_PrintForum&amp;iPage=1#FORUM37619"><text:span text:style-name="T1">#</text:span></text:a></text:p>
      <text:p text:style-name="P6"><text:span text:style-name="T5">&lt;</text:span>卡韓有感而發<text:span text:style-name="T5">&gt; <text:line-break/></text:span>對於最近罷免韓國瑜連署行動著實感到憤怒、可悲。<text:span text:style-name="T5"><text:s/><text:line-break/></text:span>可以看的出來韓國瑜很努力地想讓高雄變好<text:span text:style-name="T5">,</text:span>致力於高雄市政。<text:span text:style-name="T5"><text:s/><text:line-break/></text:span>簽魚貨蔬果訂單<text:span text:style-name="T5">,</text:span>將高雄貨物賣出、鋪馬路、清汙等<text:span text:style-name="T5">,</text:span>都是讓高雄市民有感的<text:span text:style-name="T5"><text:s/><text:line-break/></text:span>做了這麼多<text:span text:style-name="T5">,</text:span>還是遭到四面八方的攻擊<text:span text:style-name="T5">,</text:span>甚至發起罷免韓國瑜的連署活動。<text:span text:style-name="T5"><text:s/><text:line-break/></text:span>至於那些真正尸位素餐<text:span text:style-name="T5">,</text:span>貪得無厭的政客反而高枕無憂<text:span text:style-name="T5"><text:s/><text:line-break/><text:line-break/></text:span>曾經和朋友談到政治<text:span text:style-name="T5">(</text:span>當時的總統是馬英九<text:span text:style-name="T5">), <text:line-break/></text:span>深綠的朋友說<text:span text:style-name="T5">,</text:span>馬英九卸任後一定會逃到美國去<text:span text:style-name="T5">, <text:line-break/></text:span>我當時聽了實在覺得很無言<text:span text:style-name="T5">,</text:span>我說這事不可能。<text:span text:style-name="T5"><text:s/><text:line-break/></text:span>我一直以為大家<text:span text:style-name="T5">(</text:span>包括綠營的人<text:span text:style-name="T5">)</text:span>都明白綠營拿國民黨賣台、統獨等議題操弄選舉，這是眾所皆知的<text:span text:style-name="T5">,</text:span>很明顯的是為了選票。<text:span text:style-name="T5"><text:s/><text:line-break/></text:span>結果<text:span text:style-name="T5">,</text:span>這位深綠的朋友說出這樣的話<text:span text:style-name="T5">, <text:line-break/></text:span>讓我明白，也很驚訝，原來真的有<text:span text:style-name="T5">(</text:span>綠營的<text:span text:style-name="T5">)</text:span>人打從心裡深信民進黨這些荒謬的政治語言<text:span text:style-name="T5">,</text:span>更遑論阿扁的建國基金一說。<text:span text:style-name="T5"><text:s/><text:line-break/><text:line-break/></text:span>最近<text:span text:style-name="T5">,</text:span>韓國瑜頒獎給學生時<text:span text:style-name="T5">,</text:span>遭到幾位學生諷刺<text:span text:style-name="T5">,</text:span>其中有位拿著<text:span text:style-name="T5">"</text:span>為什麼愛說謊<text:span text:style-name="T5">"</text:span>的書<text:span text:style-name="T5">, <text:line-break/></text:span>此書因此在博客來網站大賣。<text:span text:style-name="T5"><text:s/><text:line-break/></text:span>然後又看到臉書朋友語帶諷刺地分享了博客來網站的連結<text:span text:style-name="T5">:"</text:span>對不起，它真的已經絕版！！<text:span text:style-name="T5">" <text:line-break/></text:span>對此甚感得意。<text:span text:style-name="T5"><text:s/><text:line-break/><text:line-break/></text:span>每每看到這些現象<text:span text:style-name="T5">,</text:span>心裡總想著<text:span text:style-name="T5">: <text:line-break/></text:span>真的<text:span text:style-name="T5">,</text:span>很多人總是傷害真正做事的人<text:span text:style-name="T5">,</text:span>而對於真正傷害人民的無恥政客卻反而高聲擁戴。<text:span text:style-name="T5"><text:s/><text:line-break/><text:line-break/>------------------- <text:line-break/></text:span>新聞連結<text:span text:style-name="T5">:https://www.ettoday.net/news/20190624/1474327.htm <text:line-break/><text:line-break/></text:span>學生輪番諷刺韓國瑜<text:span text:style-name="T5"><text:s/></text:span>教師讚：大家全都醒了<text:span text:style-name="T5">...</text:span>多棒！<text:span text:style-name="T5"><text:s/><text:line-break/><text:line-break/></text:span>高雄市長韓國瑜近日在高雄市內的各國高中頒發市長獎，從<text:span text:style-name="T5">19</text:span>日被一名中山國中應屆畢業生嗆聲「不要讓你的感性壓過理性」後，接連幾天都有學生發揮創意嘲諷韓國瑜。港和國小教師劉育豪稱讚，「畢業典禮何其無聊，這麼一搞，大家全都醒了，多棒」。<text:span text:style-name="T5"><text:s/><text:line-break/><text:line-break/></text:span>劉育豪昨（<text:span text:style-name="T5">24</text:span>）日在臉書上提出<text:span text:style-name="T5">4</text:span>點思考，第一，認為市長與學生在面對權力上的巨大落差時，用文化干擾是種可行形式，在無聊的畢業典禮上，讓大家全都「醒了」。第二，從<text:span text:style-name="T5">19</text:span>日那天中山國中學生的經驗可以發現，直接發言會被撥開、「溜之大吉」衣服穿在身上會提早被看到，所以拿著書的隱蔽性最高，完全出其不意，這是形式的進步，也呈現了孩子的創意能量完全強壓大人。<text:span text:style-name="T5"><text:s/><text:line-break/><text:line-break/></text:span>第三，今年的國三、高三畢業生在<text:span text:style-name="T5">2</text:span>至<text:span text:style-name="T5">5</text:span>年後即有投票權，劉育豪說「我可以大膽預估，只要明年總統大選不落入<text:span text:style-name="T5">KMT</text:span>手中，未來會是長期的綠色執政」。第四，以性別角度觀之，嗆聲者目前還沒有女生的現身，劉育豪認為，這或許反應出「政治乃男人之事，女人最好莫涉」刻板文化。他最後呼籲「反骨女孩兒快點站出來」。<text:span text:style-name="T5"><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5"><text:s/><text:line-break/><text:line-break/></text:span>劉育豪認為，韓國瑜雖然還沒讓高雄發大財，倒是已經促發各國高中學生積極上進的讀書動力，因為未來幾年拿得到模範生或市長獎的孩子，都有「成名<text:span text:style-name="T5">15</text:span>分鐘」的機會。並補充道，「不要說嗆韓的孩子是在跟流行，事實上那需要多少勇氣，就算有機會也不敢做的你是不會懂的」。<text:span text:style-name="T5"><text:s/></text:span></text:p>
      <text:p text:style-name="P5"><text:span text:style-name="T4">王修亮</text:span><text:s/>  |  2019.07.01 18:37   |   <text:a xlink:type="simple" xlink:href="http://palinfo.habago.org/Entry?Command=Information_PrintForum&amp;iPage=1#FORUM37618"><text:span text:style-name="T1">#</text:span></text:a></text:p>
      <text:p text:style-name="P8">我一直認為自己是個笨拙的人，做事只能專注於一件事，在做這件事的當下，我整個身心都灌注著，無法切割暫停。<text:span text:style-name="T5"><text:s/><text:line-break/></text:span>所以教國小四十年，我已經養成一種態度：看到任何事物，腦海會自動搜尋它與國小課程的相關性，分門別類地納入整體教材之中。<text:span text:style-name="T5"><text:s/><text:line-break/><text:line-break/></text:span>這個過程並非簡單的分類，而是極為複雜的轉化。<text:span text:style-name="T5"><text:s/><text:line-break/><text:line-break/></text:span>這個事件的知識與概念何在？<text:span text:style-name="T5"><text:s/><text:line-break/></text:span>從國小一年級到六年級，在不同學習階段與那些課程相關？<text:span text:style-name="T5"><text:s/><text:line-break/></text:span>在不同年級該如何轉化？<text:span text:style-name="T5"><text:s/><text:line-break/></text:span>在生活新聞與歷史上有那些真實的例子可以對照比較？<text:span text:style-name="T5"><text:s/><text:line-break/></text:span>相關的文學藝術美感創作呢？<text:span text:style-name="T5"><text:s/><text:line-break/></text:span>引導的起手式和順序如何排列？<text:span text:style-name="T5"><text:s/><text:line-break/></text:span>學生可能有哪些反應、問題？<text:span text:style-name="T5"><text:s/><text:line-break/></text:span>在鬆散的課堂上又如何歸納到大目標與整體課程？<text:span text:style-name="T5"><text:s/><text:line-break/></text:span>和課程前置如何連結？<text:span text:style-name="T5"><text:s/><text:line-break/></text:span>後續又與哪個概念相關？<text:span text:style-name="T5"><text:s/><text:line-break/></text:span>我如何取捨一切？<text:span text:style-name="T5"><text:s/><text:line-break/><text:line-break/></text:span>這種思考久了當然也會逐漸形成另一個自我質疑：<text:span text:style-name="T5"><text:s/><text:line-break/></text:span>我為甚麼如此取捨、選擇，這樣編寫課程與教材教法？<text:span text:style-name="T5"><text:s/><text:line-break/></text:span>從幼稚園大班到國中後的相互銜接，整體國小教育的目標何在？<text:span text:style-name="T5"><text:s/><text:line-break/></text:span>學生的身心發展如何與這事件的課程相關？<text:span text:style-name="T5"><text:s/><text:line-break/><text:line-break/></text:span>不是從「兒童發展心理學」課本上讀過就夠了，課堂擺在我前面，睜著清亮或黯淡眼光的孩子們，不同家庭情境不同孩子的內心與外在發展，如何與我設計的課程相關？<text:span text:style-name="T5"><text:s/><text:line-break/></text:span>從民國八十四年國小課程標準修訂到九年一貫能力指標，再到課綱的轉變，這些學者的高闊理論，政客的私心，和真實面對學生的我，如何增刪轉換，力求均衡？<text:span text:style-name="T5"><text:s/><text:line-break/><text:line-break/></text:span>睡夢到清醒，腦中的運轉早已自然而然。<text:span text:style-name="T5"><text:s/><text:line-break/><text:line-break/></text:span>對我來說，從四十五年前開始，生命中逐漸只剩下理念、課程、教材與教法。<text:span text:style-name="T5"><text:s/><text:line-break/></text:span>我已經非常久沒有自我的生活，沒有自我的鬆弛與寧靜。<text:span text:style-name="T5"><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5"><text:s/><text:line-break/></text:span>而我所有的生活都被教學的各式問題充塞著，常常無暇顧及她。我帶他去的地方都是為了教學的踏查地點，我和他閱讀的書，都是為了需要給學生閱讀。<text:span text:style-name="T5"><text:s/><text:line-break/></text:span>幸好熊姐溫和而體貼，他很愛我，而且很理性，很努力的幫我倆找方法。<text:span text:style-name="T5"><text:s/><text:line-break/></text:span>這是天命對我最大的恩惠。<text:span text:style-name="T5"><text:s/><text:line-break/><text:line-break/></text:span>我也很難在生活中表達自我，只剩下教育溝通。<text:span text:style-name="T5"><text:s/><text:line-break/></text:span>繪畫是我天賦的表達方式，少年時美感與我是一體的，結婚後為了丈夫而放棄，中年後為了學生而放棄。偶而隨筆塗鴉，呈現的只是惘然。<text:span text:style-name="T5"><text:s/><text:line-break/></text:span>當然都是我自己的選擇。<text:span text:style-name="T5"><text:s/><text:line-break/><text:line-break/></text:span>這並非我不喜歡教學，我喜歡教學，喜歡學生，喜歡師生之間永無窮盡的互動驚喜，深知這是我的天命，我的專業。<text:span text:style-name="T5"><text:s/><text:line-break/></text:span>或者，我認為對國小教師來說，教學與生活本來就無可切割？<text:span text:style-name="T5"><text:s/><text:line-break/></text:span>也不對，教學本來不應該會使教師失去自我與家庭。<text:span text:style-name="T5"><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5"><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5"><text:s/><text:line-break/></text:span>這樣估量起來，國小教師每天最大的課程負擔量，應該不能超過四節課。<text:span text:style-name="T5"><text:s/><text:line-break/></text:span>目前國小教師每星期課程數應該還在二十四堂課以上，還不論導師的留守教室時間。這樣沉重的負擔，不可能讓教師喘息，遑論保有自我，更遑論對課程反省思考設計。<text:span text:style-name="T5"><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5"><text:s/><text:line-break/></text:span>然後給予實務教師充分的時間。<text:span text:style-name="T5"><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5"><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5"><text:s/><text:line-break/><text:line-break/></text:span>這幾十年的教改，一直強調孩子的創意與個性，卻完全忽略教師的創意與個性。<text:span text:style-name="T5"><text:s/><text:line-break/></text:span>台灣在教育上，從來沒有「務本」，不論是根本或是成本。<text:span text:style-name="T5"><text:s/><text:line-break/><text:line-break/></text:span>沒有務本的後果，就是失去教育效果。<text:span text:style-name="T5"><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5"><text:s/><text:line-break/></text:span>教育和洗腦有甚麼不同？現今的國民教育貌似並非灌輸，但所謂創意與個性、快樂學習等等，只是文字技巧的修飾，無能自知自覺的單一價值與方式，本質仍是灌輸。<text:span text:style-name="T5"><text:s/><text:line-break/><text:line-break/></text:span>而人格學習只能在國小建構完成，之後都僅是補充枝節與豐潤，除了極為巨大的衝擊，不會再改變。<text:span text:style-name="T5"><text:s/><text:line-break/></text:span>若是更嚴謹些來看，人格在國小三、四年級之間就定型了，這是從自利個性轉化為均衡群性、本能物慾轉化為心靈自控的階段，沒學習好，只剩下隱藏式的自私，點狀狹隘的惻隱<text:span text:style-name="T5">(</text:span>很愛小貓小狗卻無視路邊的遊民<text:span text:style-name="T5">)</text:span>等等。<text:span text:style-name="T5"><text:s/><text:line-break/><text:line-break/></text:span>一些教育的體悟與感慨，或許很個人，但終究是整體教育中的經驗。<text:span text:style-name="T5"><text:s/><text:line-break/><text:line-break/></text:span>制式國小三十年，大病五年，自學班十年，我老了，今年開的這一個自學國小新班，是我生命中最後一個班級了，五年後教完我都七十歲了，不論對己對群，盡責了。<text:span text:style-name="T5"><text:s/><text:line-break/></text:span>我想把生命中其餘的時間用來陪伴熊姐與家人、朋友，想讀些一直沒時間讀的書，想畫畫圖，寫寫心中醞釀很久的故事。<text:span text:style-name="T5"><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5"><text:span text:style-name="T4">陳真</text:span><text:s/>  |  2019.07.01 03:24   |   <text:a xlink:type="simple" xlink:href="http://palinfo.habago.org/Entry?Command=Information_PrintForum&amp;iPage=1#FORUM37617"><text:span text:style-name="T1">#</text:span></text:a></text:p>
      <text:p text:style-name="P6">卡韓政變<text:span text:style-name="T5"><text:s/>(100)</text:span>：非韓投不投？<text:span text:style-name="T5"><text:s/><text:line-break/><text:line-break/></text:span>陳真<text:span text:style-name="T5"><text:s/>2019. 07. 01. <text:line-break/><text:line-break/><text:line-break/></text:span>在過去，人們投票看顏色，或是由各種顏色之中擇一良人，從來不曾針對特定人選決定投或不投。這回選舉很特別，前所未見；非韓不投之聲，甚囂塵上。<text:span text:style-name="T5"><text:s/><text:line-break/><text:line-break/></text:span>我自己是非韓不投，原因無它，因為倘若出現非韓的局面，韓其實就是硬生生被做掉的，我不可能支持任何參與把韓做掉的政黨或人選。<text:span text:style-name="T5"><text:s/><text:line-break/><text:line-break/></text:span>所謂做掉有兩種狀況，一是出奧步，在初選民調上直接動手腳。這點難以驗證，故可忽略，就當做不會有這回事。主要令人反感的是另一種<text:span text:style-name="T5"><text:s/>"</text:span>做掉<text:span text:style-name="T5">" </text:span>方式，亦即打從去年韓國瑜聲勢遙遙領先以來，面臨藍綠兩黨的惡意抹黑與技術性打壓；種種卑劣與齷齪，無日無之，罄竹難書，不擇手段，令人心寒。<text:span text:style-name="T5"><text:s/><text:line-break/><text:line-break/></text:span>也許你會說，用盡卑鄙奧步黑韓卡韓者除綠營之外，主要是郭台銘及吳敦義等一票國民黨權貴與名嘴，與朱立倫和王金平或許關係不大。這話也許沒錯，但我認為：<text:span text:style-name="T5"><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5"><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5"><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5"><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5"><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5"><text:s/>(</text:span>亦即韓流<text:span text:style-name="T5">)</text:span>。<text:span text:style-name="T5"><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5"><text:s/><text:line-break/><text:line-break/></text:span>我寫東西很不喜歡使用太多形容詞，但有些時候似乎就得這樣寫，看能不能讓人們良心發現。<text:span text:style-name="T5"><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5"><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5"><text:s/><text:line-break/><text:line-break/></text:span>這其實也是學姊對我常有的期待。台灣這樣一種社會，這樣一種人民，究竟值不值得一個好人如此赴湯蹈火以命相許？許多時候連我自己也常常感到很懷疑。<text:span text:style-name="T5"><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5"><text:s/><text:line-break/><text:line-break/></text:span>李敖說得對，<text:span text:style-name="T5">"</text:span>我因台灣而小<text:span text:style-name="T5">"</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5"><text:s/><text:line-break/><text:line-break/></text:span>後記：<text:span text:style-name="T5"><text:s/><text:line-break/><text:line-break/></text:span>海內外之中，全世界的範圍裏頭，我最尊敬的一位當代哲學家，同時也是我<text:span text:style-name="T5"><text:s/>"</text:span>失散<text:span text:style-name="T5">" </text:span>十八年的老朋友范光棣老師，一見面就勸我放棄哲學<text:span text:style-name="T5"><text:s/>(</text:span>我早在十八年前就放棄了，也因此才會遇上范光棣，但哲學卻像陰魂不散一樣，始終沒有放過我<text:span text:style-name="T5">)</text:span>，也勸我不要再管政治眾人之事。喜歡老子思想的范老師說，老天爺自然會收拾壞蛋，不勞我們操心。<text:span text:style-name="T5"><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